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004cm" fo:break-before="auto" style:use-optimal-row-height="true"/>
    </style:style>
    <style:style style:name="ro12" style:family="table-row">
      <style:table-row-properties style:row-height="1.939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1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8">
            <calcext:condition calcext:apply-style-name="Error" calcext:value="duplicate" calcext:base-cell-address="list.B3"/>
          </calcext:conditional-format>
          <calcext:conditional-format calcext:target-range-address="list.C3:list.C24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02"/>
          <table:table-cell table:style-name="ce109"/>
          <table:table-cell table:style-name="ce109" office:value-type="string" calcext:value-type="string">
            <text:p>방호석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4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3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하수영</text:p>
          </table:table-cell>
          <table:table-cell table:style-name="ce11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7"/>
          <table:table-cell table:style-name="ce11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02" office:value-type="string" calcext:value-type="string">
            <text:p>서울특별시 강남구 영동대로82길 ***, B1~5층(대치동, 한석빌딩)</text:p>
          </table:table-cell>
          <table:table-cell table:style-name="ce109" office:value-type="string" calcext:value-type="string">
            <text:p>215-87-68***</text:p>
          </table:table-cell>
          <table:table-cell table:style-name="ce109" office:value-type="string" calcext:value-type="string">
            <text:p>김정훈</text:p>
          </table:table-cell>
          <table:table-cell table:style-name="ce114" office:value-type="string" calcext:value-type="string">
            <text:p><text:a xlink:href="https://www.risingwings.com/" xlink:type="simple">https://www.risingwings.com/</text:a></text:p>
          </table:table-cell>
          <table:table-cell table:style-name="ce117"/>
          <table:table-cell table:style-name="ce114" table:number-columns-repeated="3"/>
          <table:table-cell table:style-name="ce114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SSUN GAMES</text:p>
          </table:table-cell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5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3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3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3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7">
            <calcext:condition calcext:apply-style-name="Error" calcext:value="duplicate" calcext:base-cell-address="developer.A2"/>
          </calcext:conditional-format>
          <calcext:conditional-format calcext:target-range-address="developer.A1:developer.A104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3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9" table:on-update-keep-styles="true" table:on-update-keep-size="false"/>
        <table:database-range table:name="developer_table" table:target-range-address="developer.A2:developer.H1039" table:on-update-keep-styles="true" table:on-update-keep-size="false"/>
        <table:database-range table:name="game_table" table:target-range-address="list.B227:list.C228" table:on-update-keep-styles="true" table:on-update-keep-size="false"/>
        <table:database-range table:name="publisher_name_list" table:target-range-address="publisher.A2:publisher.A1031" table:on-update-keep-styles="true" table:on-update-keep-size="false"/>
        <table:database-range table:name="__Anonymous_Sheet_DB__0" table:target-range-address="list.B2:list.I24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08:26:33.74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05T09:06:15.518000000</dc:date>
    <meta:editing-duration>P1DT23H44M44S</meta:editing-duration>
    <meta:editing-cycles>783</meta:editing-cycles>
    <meta:document-statistic meta:table-count="3" meta:cell-count="239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